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rundzeug</text:p>
      <text:p text:style-name="Standard"/>
      <text:p text:style-name="Standard">Wie sehen die Matrizen für Translation Skalierung Scherung und Rotation aus?</text:p>
      <text:p text:style-name="Standard"/>
      <text:p text:style-name="Standard">In welche Richtung dreht man wenn man diese Rotationsmatrix benutzt?</text:p>
      <text:p text:style-name="Standard"/>
      <text:p text:style-name="Standard">Wie nennt sich der algorithmus zum zeichnen von linien mit nur addition?</text:p>
      <text:p text:style-name="Standard"/>
      <text:p text:style-name="Standard">Was ist eine Kongruenzabbildung?</text:p>
      <text:p text:style-name="Standard"/>
      <text:p text:style-name="Standard">Was bedeutet Affine Transformation?</text:p>
      <text:p text:style-name="Standard"/>
      <text:p text:style-name="Standard">Was ist ein Strahl?</text:p>
      <text:p text:style-name="Standard"/>
      <text:p text:style-name="P1">Polygone</text:p>
      <text:p text:style-name="Standard"/>
      <text:p text:style-name="Standard">Wann ist ein Polygon monoton zu einer gerade, wie nennt man polygone die zu jeder gerade monoton sind?</text:p>
      <text:p text:style-name="Standard"/>
      <text:p text:style-name="Standard">Was macht der Graham Scan und wie macht er es?</text:p>
      <text:p text:style-name="Standard"/>
      <text:p text:style-name="Standard">Was ist ein simplex?</text:p>
      <text:p text:style-name="Standard"/>
      <text:p text:style-name="Standard">Wie werden Dreiecke in der praxis gespeichert?</text:p>
      <text:p text:style-name="Standard"/>
      <text:p text:style-name="Standard">Nenne 2 weitere Methoden Dreiecke zu speichern!</text:p>
      <text:p text:style-name="Standard"/>
      <text:p text:style-name="Standard">Welche seite ist bei einem polygon vorne?</text:p>
      <text:p text:style-name="Standard"/>
      <text:p text:style-name="P1">3D</text:p>
      <text:p text:style-name="P1"/>
      <text:p text:style-name="Standard">Was ist backfaceculling?</text:p>
      <text:p text:style-name="Standard"/>
      <text:p text:style-name="Standard">Wozu ist vup gut?</text:p>
      <text:p text:style-name="Standard"/>
      <text:p text:style-name="Standard">Mit welcher Matrix wird der Sichtkegel in den Bildschirmraum Projeziert? Was macht diese Matrix grob gesagt?</text:p>
      <text:p text:style-name="Standard"/>
      <text:p text:style-name="Standard">Wie funktioniert die Matrix, die am Anfang alles verschiebt?</text:p>
      <text:p text:style-name="Standard"/>
      <text:p text:style-name="Standard">Was sind Weltkoordinaten? Was ist die alternative dazu?</text:p>
      <text:p text:style-name="Standard"/>
      <text:p text:style-name="Standard">Wie rotiert man um einen bestimmten Vektor?</text:p>
      <text:p text:style-name="Standard"/>
      <text:p text:style-name="Standard">Was ist Clipping?</text:p>
      <text:p text:style-name="Standard"/>
      <text:p text:style-name="P1">Texturen</text:p>
      <text:p text:style-name="Standard"/>
      <text:p text:style-name="Standard">Wozu dienen Texturkoordinaten?</text:p>
      <text:p text:style-name="Standard"/>
      <text:p text:style-name="Standard"><text:soft-page-break/>Was ist ein Texel, was ist Oversampling, was ist Undersampling?</text:p>
      <text:p text:style-name="Standard"/>
      <text:p text:style-name="Standard">Was ist das MIP prinzip und was sind anisotrophe filter?</text:p>
      <text:p text:style-name="Standard"/>
      <text:p text:style-name="Standard">Was ist Bump Mapping und Normal Mapping?</text:p>
      <text:p text:style-name="Standard"/>
      <text:p text:style-name="Standard">Was gibt es sonst für Mappings? Wie funktionieren sie?</text:p>
      <text:p text:style-name="Standard"/>
      <text:p text:style-name="P1">Shader</text:p>
      <text:p text:style-name="Standard"/>
      <text:p text:style-name="Standard">Was ist die Render Pipeline? Aus was besteht sie?</text:p>
      <text:p text:style-name="Standard"/>
      <text:p text:style-name="Standard">Was für Shader gibt es und was machen sie?</text:p>
      <text:p text:style-name="Standard"/>
      <text:p text:style-name="Standard">Was ist GLSL?</text:p>
      <text:p text:style-name="Standard"/>
      <text:p text:style-name="P1">Shading</text:p>
      <text:p text:style-name="Standard"/>
      <text:p text:style-name="Standard">Wie berechnet man beim phong shader die verschiedenen teile des licht?</text:p>
      <text:p text:style-name="Standard"/>
      <text:p text:style-name="Standard">Was ist Area Light?</text:p>
      <text:p text:style-name="Standard"/>
      <text:p text:style-name="Standard">Was ist der unterschied zwischen phong und blinn phong?</text:p>
      <text:p text:style-name="Standard"/>
      <text:p text:style-name="Standard">Was ist gouraud shading?</text:p>
      <text:p text:style-name="Standard"/>
      <text:p text:style-name="P1">Alt CG Methoden</text:p>
      <text:p text:style-name="Standard"/>
      <text:p text:style-name="Standard">Was ist CSG? Was kann CSG tolles besonderes? Was sind CSG Probleme?</text:p>
      <text:p text:style-name="Standard"/>
      <text:p text:style-name="Standard">Wie heißt die oft benutzte (auch von uns in CG) Methode um zu modelieren?</text:p>
      <text:p text:style-name="Standard"/>
      <text:p text:style-name="Standard">Was ist Ray Tracing? Was für Probleme und Vorteile hat es? Was für einen Trick benutzt man damit man nicht so viel live rechnen muss?</text:p>
      <text:p text:style-name="Standard"/>
      <text:p text:style-name="P1">Animationen</text:p>
      <text:p text:style-name="P2"/>
      <text:p text:style-name="P2">Was für typische beispiele für Animationsmethoden gibt es? </text:p>
      <text:p text:style-name="P2"/>
      <text:p text:style-name="P2">Was für Pfade gibt es bei Animationen, wie funktionieren sie?</text:p>
      <text:p text:style-name="P2"/>
      <text:p text:style-name="P2">Was ist ein Gelenksystem? Was für Regeln gibt es in einem solchen System?</text:p>
      <text:p text:style-name="P2"/>
      <text:p text:style-name="P2">Was ist eine Kinematische Kette?</text:p>
      <text:p text:style-name="P2"/>
      <text:p text:style-name="P1">Welten</text:p>
      <text:p text:style-name="P2"/>
      <text:p text:style-name="P2">Was wird in größeren Umgebungen mit weit entfernter Geometrie gemacht?</text:p>
      <text:p text:style-name="P2"/>
      <text:p text:style-name="P2">Wie funktioniert ein Quad/Octree?</text:p>
      <text:p text:style-name="P2"/>
      <text:p text:style-name="P2">Wie funktioniert ein KD-Baum?</text:p>
      <text:p text:style-name="P2"><text:soft-page-break/></text:p>
      <text:p text:style-name="P2">Wie funktionieren sogenannte Portale?</text:p>
      <text:p text:style-name="P2"/>
      <text:p text:style-name="P2">Was ist Billboarding?</text:p>
      <text:p text:style-name="P2"/>
      <text:p text:style-name="P1">Zeichenreihenfolge</text:p>
      <text:p text:style-name="P2"/>
      <text:p text:style-name="P2">Was sind vor und nachteile des Painter algorithms?</text:p>
      <text:p text:style-name="P2"/>
      <text:p text:style-name="P2">Wie funktioniert der Z-Buff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1T15:39:14.66</meta:creation-date>
    <dc:date>2014-02-04T09:21:35.71</dc:date>
    <meta:editing-duration>P1DT11M22S</meta:editing-duration>
    <meta:editing-cycles>38</meta:editing-cycles>
    <meta:generator>OpenOffice/4.0.0$Win32 OpenOffice.org_project/400m3$Build-9702</meta:generator>
    <meta:document-statistic meta:table-count="0" meta:image-count="0" meta:object-count="0" meta:page-count="3" meta:paragraph-count="55" meta:word-count="372" meta:character-count="2301"/>
  </office:meta>
</office:document-meta>
</file>